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 style:data-style-name="N8100"/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I0034505</text:p>
          </table:table-cell>
          <table:table-cell office:value-type="string">
            <text:p>1253278003</text:p>
          </table:table-cell>
          <table:table-cell office:value-type="string">
            <text:p>101352312</text:p>
          </table:table-cell>
          <table:table-cell office:value-type="string">
            <text:p>12000</text:p>
          </table:table-cell>
          <table:table-cell office:value-type="string">
            <text:p>6.4106</text:p>
          </table:table-cell>
          <table:table-cell office:value-type="string">
            <text:p>76927.20</text:p>
          </table:table-cell>
          <table:table-cell table:number-columns-repeated="1018"/>
        </table:table-row>
        <table:table-row table:style-name="ro2">
          <table:table-cell office:value-type="string">
            <text:p>I0034505</text:p>
          </table:table-cell>
          <table:table-cell office:value-type="string">
            <text:p>1253278004</text:p>
          </table:table-cell>
          <table:table-cell office:value-type="string">
            <text:p>101352312</text:p>
          </table:table-cell>
          <table:table-cell office:value-type="string">
            <text:p>18000</text:p>
          </table:table-cell>
          <table:table-cell office:value-type="string">
            <text:p>6.4106</text:p>
          </table:table-cell>
          <table:table-cell office:value-type="string">
            <text:p>115390.80</text:p>
          </table:table-cell>
          <table:table-cell table:number-columns-repeated="1018"/>
        </table:table-row>
        <table:table-row table:style-name="ro2">
          <table:table-cell office:value-type="string">
            <text:p>I0034505</text:p>
          </table:table-cell>
          <table:table-cell office:value-type="string">
            <text:p>1253278001</text:p>
          </table:table-cell>
          <table:table-cell office:value-type="string">
            <text:p>101352212</text:p>
          </table:table-cell>
          <table:table-cell office:value-type="string">
            <text:p>16000</text:p>
          </table:table-cell>
          <table:table-cell office:value-type="string">
            <text:p>2.8838</text:p>
          </table:table-cell>
          <table:table-cell office:value-type="string">
            <text:p>46140.80</text:p>
          </table:table-cell>
          <table:table-cell table:number-columns-repeated="1018"/>
        </table:table-row>
        <table:table-row table:style-name="ro2">
          <table:table-cell office:value-type="string">
            <text:p>I0034505</text:p>
          </table:table-cell>
          <table:table-cell office:value-type="string">
            <text:p>1253278002</text:p>
          </table:table-cell>
          <table:table-cell office:value-type="string">
            <text:p>101352212</text:p>
          </table:table-cell>
          <table:table-cell office:value-type="string">
            <text:p>16000</text:p>
          </table:table-cell>
          <table:table-cell office:value-type="string">
            <text:p>2.8838</text:p>
          </table:table-cell>
          <table:table-cell office:value-type="string">
            <text:p>46140.80</text:p>
          </table:table-cell>
          <table:table-cell table:number-columns-repeated="1018"/>
        </table:table-row>
        <table:table-row table:style-name="ro2">
          <table:table-cell office:value-type="string">
            <text:p>I0034505</text:p>
          </table:table-cell>
          <table:table-cell office:value-type="string">
            <text:p>1255640001</text:p>
          </table:table-cell>
          <table:table-cell office:value-type="string">
            <text:p>100997811</text:p>
          </table:table-cell>
          <table:table-cell office:value-type="string">
            <text:p>45000</text:p>
          </table:table-cell>
          <table:table-cell office:value-type="string">
            <text:p>2.0850</text:p>
          </table:table-cell>
          <table:table-cell office:value-type="string">
            <text:p>93825.00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1">02/21/2024</text:date>, <text:time>14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1T14:45:53.90</dc:date>
    <meta:generator>OpenOffice/4.1.14$Win32 OpenOffice.org_project/4114m1$Build-9811</meta:generator>
    <meta:editing-duration>PT7M38S</meta:editing-duration>
    <meta:editing-cycles>2</meta:editing-cycles>
    <meta:document-statistic meta:table-count="1" meta:cell-count="36" meta:object-count="0"/>
  </office:meta>
</office:document-meta>
</file>